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Symbol2" svg:font-family="OpenSymbol" style:font-family-generic="system" style:font-pitch="variable"/>
  </office:font-face-decls>
  <office:automatic-styles>
    <style:style style:name="P1" style:family="paragraph" style:parent-style-name="Text_20_body" style:list-style-name="WWNum10">
      <style:text-properties officeooo:paragraph-rsid="00192286"/>
    </style:style>
    <style:style style:name="P2" style:family="paragraph" style:parent-style-name="Text_20_body" style:list-style-name="WWNum8"/>
    <style:style style:name="P3" style:family="paragraph" style:parent-style-name="Text_20_body" style:list-style-name="WWNum9"/>
    <style:style style:name="P4" style:family="paragraph" style:parent-style-name="Text_20_body">
      <style:text-properties officeooo:paragraph-rsid="00192286"/>
    </style:style>
    <style:style style:name="P5" style:family="paragraph" style:list-style-name="WWNum2"/>
    <style:style style:name="P6" style:family="paragraph" style:list-style-name="WWNum3"/>
    <style:style style:name="P7" style:family="paragraph" style:list-style-name="WWNum4"/>
    <style:style style:name="P8" style:family="paragraph" style:list-style-name="WWNum5"/>
    <style:style style:name="P9" style:family="paragraph" style:list-style-name="WWNum6"/>
    <style:style style:name="P10" style:family="paragraph" style:list-style-name="WWNum7"/>
    <style:style style:name="P11" style:family="paragraph" style:list-style-name="WWNum10"/>
    <style:style style:name="P12" style:family="paragraph" style:list-style-name="WWNum11"/>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1" style:master-page-name="Standard">
      <style:paragraph-properties style:page-number="auto">
        <style:tab-stops>
          <style:tab-stop style:position="6.6929in" style:type="right" style:leader-style="dotted" style:leader-text="."/>
        </style:tab-stops>
      </style:paragraph-properties>
    </style:style>
    <style:style style:name="fr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5in" fo:text-indent="-0.25in" fo:margin-left="0.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227_1057113203" text:style-name="Index_20_Link" text:visited-style-name="Index_20_Link">Intro<text:tab/></text:a></text:p>
          <text:p text:style-name="P13"><text:a xlink:type="simple" xlink:href="#__RefHeading___Toc507_745796513" text:style-name="Index_20_Link" text:visited-style-name="Index_20_Link">The Simple Truth – There is NO Speed of Light at all<text:tab/></text:a></text:p>
          <text:p text:style-name="P13"><text:a xlink:type="simple" xlink:href="#__RefHeading___Toc509_745796513" text:style-name="Index_20_Link" text:visited-style-name="Index_20_Link">The Properties of Light<text:tab/></text:a></text:p>
          <text:p text:style-name="P13"><text:a xlink:type="simple" xlink:href="#__RefHeading___Toc511_745796513" text:style-name="Index_20_Link" text:visited-style-name="Index_20_Link">How does GPS Localization Radar and Radar Speed Guns Work then if Speed of Light Cannot be Measured?<text:tab/></text:a></text:p>
          <text:p text:style-name="P13"><text:a xlink:type="simple" xlink:href="#__RefHeading___Toc513_745796513" text:style-name="Index_20_Link" text:visited-style-name="Index_20_Link">Information Theory – Shining up the Light and How Fast Information can be Transmitted<text:tab/></text:a></text:p>
          <text:p text:style-name="P13"><text:a xlink:type="simple" xlink:href="#__RefHeading___Toc515_745796513" text:style-name="Index_20_Link" text:visited-style-name="Index_20_Link">Wave-Particle Duality of Light<text:tab/></text:a></text:p>
          <text:p text:style-name="P13"><text:a xlink:type="simple" xlink:href="#__RefHeading___Toc517_74579651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h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P4">While even a bright child’s mind may ask: “How could that be? If the universe had a beginning what had there been before? How could nothing go boom if there isn’t anything?”. Still, this had been insufficient so far to just put aside such “theories”. Instead scientists and engineers have to agree with contradictions and dogmas. So there we go… we must clarify what the misconceptions with Einsteins ideas about “special relativity” and “speed of light” are.</text:p>
      <text:h text:style-name="Heading_20_1" text:outline-level="1"><text:bookmark-start text:name="__RefHeading___Toc507_745796513"/>The Simple Truth – There is NO Speed of Light at all<text:bookmark-end text:name="__RefHeading___Toc507_745796513"/></text:h>
      <text:p text:style-name="P4">Galileo Galileo, Rene Descartes, Aristoteles and many other scientists and philosophers debated for centuries if either speed of light may be zero, whether it is constant or infinite. <text:a xlink:type="simple" xlink:href="https://en.wikipedia.org/wiki/Henri_Poincaré" text:style-name="Internet_20_link" text:visited-style-name="Visited_20_Internet_20_Link"><text:span text:style-name="Internet_20_link">Poincare</text:span></text:a> and <text:a xlink:type="simple" xlink:href="https://en.wikipedia.org/wiki/Hendrik_Lorentz" text:style-name="Internet_20_link" text:visited-style-name="Visited_20_Internet_20_Link"><text:span text:style-name="Internet_20_link">Lorentz</text:span></text:a> made significant contributions on the ground of the assumption <text:a xlink:type="simple" xlink:href="https://en.wikipedia.org/wiki/Speed_of_light" text:style-name="Internet_20_link" text:visited-style-name="Visited_20_Internet_20_Link"><text:span text:style-name="Internet_20_link">speed of light</text:span></text:a> existed. But none of them ever asked: <text:span text:style-name="Emphasis">Does light, which is an electromagnetic wave, have a property of speed at all? Does speed of light exist at all?</text:span> If there was such a property called “speed of light”, then according to <text:a xlink:type="simple" xlink:href="https://en.wikipedia.org/wiki/Scientific_method" text:style-name="Internet_20_link" text:visited-style-name="Visited_20_Internet_20_Link"><text:span text:style-name="Internet_20_link">scientific method</text:span></text:a>, an experiment should be made to measure the speed to provide <text:a xlink:type="simple" xlink:href="https://en.wikipedia.org/wiki/Empirical_evidence" text:style-name="Internet_20_link" text:visited-style-name="Visited_20_Internet_20_Link"><text:span text:style-name="Internet_20_link">empirical evidence</text:span></text:a>.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moving observers anyway. So without jumping to conclusions before referring to “real” applied science with electromagnetic waves right now it should be obvious already there must be reasons why <text:span text:style-name="Emphasis">all books on physics science</text:span> are spreading lies when it comes to “speed of light” stated to be 300000 km/s. Also, there is other dis-information and confusion spread concerning speed of light, it’s nature of particle-wave <text:soft-page-break/>dualism, the nature of matter with the equivalence of energy and mass, or the “doppler effect” which is not appropriate to argue red-shift would provide evidence for an expanding universe.</text:p>
      <text:h text:style-name="Heading_20_1" text:outline-level="1"><text:bookmark-start text:name="__RefHeading___Toc509_745796513"/>The Properties of Light<text:bookmark-end text:name="__RefHeading___Toc509_745796513"/></text:h>
      <text:p text:style-name="Text_20_body">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4821760896747123123" text:style-name="WWNum2">
        <text:list-item>
          <text:p>Frequency</text:p>
        </text:list-item>
        <text:list-item>
          <text:p>Amplitude</text:p>
        </text:list-item>
        <text:list-item>
          <text:p>Phase</text:p>
        </text:list-item>
        <text:list-item>
          <text:p>Polarization</text:p>
        </text:list-item>
        <text:list-item>
          <text:p>Angular Frequency (Omega=2Pi*f)</text:p>
        </text:list-item>
      </text:list>
      <text:p text:style-name="Text_20_body">Some derived properties of these are:</text:p>
      <text:list xml:id="list2379337680812378902" text:style-name="WWNum3">
        <text:list-item>
          <text:p>Energy</text:p>
        </text:list-item>
        <text:list-item>
          <text:p>Intensity</text:p>
        </text:list-item>
        <text:list-item>
          <text:p>And many more</text:p>
        </text:list-item>
      </text:list>
      <text:p text:style-name="Text_20_body">Also there is various prominent observations with electromagnet waves:</text:p>
      <text:list xml:id="list6157416399297685432" text:style-name="WWNum4">
        <text:list-item>
          <text:p>Wave Interference</text:p>
        </text:list-item>
        <text:list-item>
          <text:p>Phase Shift</text:p>
        </text:list-item>
        <text:list-item>
          <text:p>Frequency Shift</text:p>
        </text:list-item>
        <text:list-item>
          <text:p>Resonance</text:p>
        </text:list-item>
      </text:list>
      <text:p text:style-name="Text_20_body">All these properties are relevant for applied science such as radio carrier wave signal modulation, lasers, photography, solar cells, radar guns, GPS satellite navigation and almost all other today’s high tech which benefits from the findings of “quantum physics”. Contrary there is not a single practical application related to the “special relativity theory” and the assumption of a property of “speed of light” which it relies upon. In fact, every single equation which refers to a property of speed of light ‘c’ could either be considered irrelevant or being crude fake science leading to discussions around time travel and similar weird phantasies.</text:p>
      <text:p text:style-name="P4">&lt;insert illustration&gt;</text:p>
      <text:h text:style-name="Heading_20_1" text:outline-level="1"><text:bookmark-start text:name="__RefHeading___Toc511_745796513"/>How does GPS Localization Radar and Radar Speed Guns Work then if Speed of Light Cannot be Measured?<text:bookmark-end text:name="__RefHeading___Toc511_745796513"/></text:h>
      <text:p text:style-name="Text_20_body">Imagine a “<text:a xlink:type="simple" xlink:href="https://en.wikipedia.org/wiki/Standing_wave" text:style-name="Internet_20_link" text:visited-style-name="Visited_20_Internet_20_Link"><text:span text:style-name="Internet_20_link">standing wave</text:span></text:a>”, since there is no propagation speed of light, being transmitted by the radar gun or GPS satellite:</text:p>
      <text:list xml:id="list7172566812942603946" text:style-name="WWNum5">
        <text:list-item>
          <text:p><text:soft-page-break/>The electromagnet wave is transmitted</text:p>
        </text:list-item>
        <text:list-item>
          <text:p>The electromagnetic wave instantaneously (since there is no propagation speed of light) hits a (probably moving) target such as a car or aircraft and the wave again is instantaneously <text:s/>being reflected</text:p>
        </text:list-item>
        <text:list-item>
          <text:p>The wave and it’s reflection INTERFERE, also instantaneously</text:p>
        </text:list-item>
        <text:list-item>
          <text:p>This interference pattern (signal strength) is measured</text:p>
        </text:list-item>
      </text:list>
      <text:p text:style-name="Text_20_body">&lt;insert illustration&gt;</text:p>
      <text:p text:style-name="Text_20_body">All this happens without a propagation speed of electromagnetic waves being involved.</text:p>
      <text:p text:style-name="Text_20_body">To measure speed with a radar gun if a target is moving:</text:p>
      <text:list xml:id="list6741975974718639334" text:style-name="WWNum6">
        <text:list-item>
          <text:p>The phase of the reflected wave shifts according to target’s position</text:p>
        </text:list-item>
        <text:list-item>
          <text:p>And the resulting signal measured due to wave interference pattern changes (pulsing)</text:p>
        </text:list-item>
        <text:list-item>
          <text:p>And the interference pulsing speed indicates the speed of the moving target</text:p>
        </text:list-item>
        <text:list-item>
          <text:p>Which, again, is not related to a non-existent property of speed of light</text:p>
        </text:list-item>
      </text:list>
      <text:p text:style-name="Text_20_body">To estimate the location of a target with GPS satellite signals:</text:p>
      <text:list xml:id="list852677661432554642" text:style-name="WWNum7">
        <text:list-item>
          <text:p>Again interference pattern of a wave and its reflection is measured</text:p>
        </text:list-item>
        <text:list-item>
          <text:p>But with multiple wave interference patterns from three or more moving GPS satellites have to be measured</text:p>
        </text:list-item>
      </text:list>
      <text:p text:style-name="Text_20_body">&lt;insert illustration&gt;</text:p>
      <text:p text:style-name="P4">Of cause all this is not trivial and according to the desired use case the properties of the electromagnetic radar waves such as wave length and amplitude must be tuned to allow for reasonable measurements at all. Also note, it is not “<text:a xlink:type="simple" xlink:href="https://en.wikipedia.org/wiki/Doppler_effect" text:style-name="Internet_20_link" text:visited-style-name="Visited_20_Internet_20_Link"><text:span text:style-name="Internet_20_link">doppler effect</text:span></text:a>” (meaning a frequency shift according to relative speed of wave source and observer), which all books on physics and Wikipedia articles are spreading dis-information about, which would be involved with electromagnetic waves and an observer moving relative to emission source! It is the phase shift and it’s change with interfering waves relative to the position of a radar target and observer.</text:p>
      <text:h text:style-name="Heading_20_1" text:outline-level="1"><text:bookmark-start text:name="__RefHeading___Toc513_745796513"/>Information Theory – Shining up the Light and How Fast Information can be Transmitted<text:bookmark-end text:name="__RefHeading___Toc513_745796513"/></text:h>
      <text:p text:style-name="Text_20_body">Common saying is nothing can be transmitted or move faster then speed of light. This might be considered true since there is no thing which could move faster than something which does not exist. Got it? If there is no propagation speed tha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ext:soft-page-break/>That it takes time for a signal to change state, to switch, is not at all related to an erroneously stated propagation speed of the information this signal change carries. Here is a short list of related mathematical theories which are applied in practice for mobile phone radio signal modulation for example:</text:p>
      <text:list xml:id="list2317311701968734059" text:style-name="WWNum8">
        <text:list-item>
          <text:p text:style-name="P2">A Perfect <text:a xlink:type="simple" xlink:href="https://en.wikipedia.org/wiki/Dirac_delta_function" text:style-name="Internet_20_link" text:visited-style-name="Visited_20_Internet_20_Link"><text:span text:style-name="Internet_20_link">Dirac Impulse</text:span></text:a> and occupied frequency band of it: an instant zero-time impulse would occupy infinite bandwidth with an infinite peak amplitude (a=1/∞→0)</text:p>
        </text:list-item>
      </text:list>
      <text:p text:style-name="Standard"><draw:a xlink:type="simple" xlink:href="https://en.wikipedia.org/wiki/Dirac_delta_function"><draw:frame draw:style-name="fr1" draw:name="Image2" text:anchor-type="as-char" svg:width="2.0799in" svg:height="3.4902in" draw:z-index="0"><draw:image xlink:href="Pictures/10000201000000C80000014F225F3350A461A93D.png" xlink:type="simple" xlink:show="embed" xlink:actuate="onLoad"/></draw:frame></draw:a><draw:a xlink:type="simple" xlink:href="https://en.wikipedia.org/wiki/Dirac_delta_function"><draw:frame draw:style-name="fr1" draw:name="Image1" text:anchor-type="as-char" svg:width="2.0799in" svg:height="3.4902in" draw:z-index="1"><draw:image xlink:href="Pictures/10000201000000C80000014F2B02C0F39D97A466.png" xlink:type="simple" xlink:show="embed" xlink:actuate="onLoad"/></draw:frame></draw:a></text:p>
      <text:p text:style-name="Text_20_body">&lt;insert formulas&gt;</text:p>
      <text:list xml:id="list7253723394441506994" text:style-name="WWNum9">
        <text:list-item>
          <text:p text:style-name="P3"><text:a xlink:type="simple" xlink:href="https://en.wikipedia.org/wiki/Fourier_analysis" text:style-name="Internet_20_link" text:visited-style-name="Visited_20_Internet_20_Link"><text:span text:style-name="Internet_20_link">Fourier analysis</text:span></text:a> of a perfect rectangular signal would occupy infinite bandwidth</text:p>
        </text:list-item>
      </text:list>
      <text:p text:style-name="Text_20_body">&lt;insert illustration&gt;</text:p>
      <text:p text:style-name="Text_20_body">&lt;insert formulas&gt;</text:p>
      <text:p text:style-name="P4">Bottom line: shining up a light always takes time. The faster a signal carrying information changes, the more bandwidth it occupies. Infinite “fast” transmission of information would occupy all available frequencies from zero to infinite. Good luck when applying for a license to acquire this frequency band from your regulator.</text:p>
      <text:h text:style-name="Heading_20_1" text:outline-level="1"><text:bookmark-start text:name="__RefHeading___Toc515_745796513"/>Wave-Particle Duality of Light<text:bookmark-end text:name="__RefHeading___Toc515_745796513"/></text:h>
      <text:list xml:id="list7090791784663994908" text:style-name="WWNum10">
        <text:list-item>
          <text:p><text:a xlink:type="simple" xlink:href="https://en.wikipedia.org/wiki/Wave–particle_duality" text:style-name="Internet_20_link" text:visited-style-name="Visited_20_Internet_20_Link"><text:span text:style-name="Internet_20_link">Particle character</text:span></text:a>, also called “quantum”, is equivalent to Pi number; There is no half of an oscillation; An Oscillation (electromagnetic waves) may loose energy with declining amplitude or declining frequency, Pi number remains the same either way</text:p>
        </text:list-item>
        <text:list-item>
          <text:p><text:a xlink:type="simple" xlink:href="https://en.wikipedia.org/wiki/Planck_constant" text:style-name="Internet_20_link" text:visited-style-name="Visited_20_Internet_20_Link"><text:span text:style-name="Internet_20_link">Planck constant</text:span></text:a> is equivalent to Pi number but it is a scalar value and not a constant</text:p>
        </text:list-item>
        <text:list-item>
          <text:p><text:a xlink:type="simple" xlink:href="https://en.wikipedia.org/wiki/Angular_frequency" text:style-name="Internet_20_link" text:visited-style-name="Visited_20_Internet_20_Link"><text:span text:style-name="Internet_20_link">Angular frequency</text:span></text:a> omega=2Pi*f is equivalent to the expression E=h*f → Energy is a scalar value also</text:p>
        </text:list-item>
        <text:list-item>
          <text:p text:style-name="P1">Light is an electromagnetic wave</text:p>
        </text:list-item>
      </text:list>
      <text:h text:style-name="Heading_20_1" text:outline-level="1"><text:bookmark-start text:name="__RefHeading___Toc517_745796513"/><text:soft-page-break/>Reasoning<text:bookmark-end text:name="__RefHeading___Toc517_745796513"/></text:h>
      <text:list xml:id="list3147312702774419306" text:style-name="WWNum11">
        <text:list-item>
          <text:p>Nuclear Technology</text:p>
        </text:list-item>
        <text:list-item>
          <text:p>Military Radar and Data Transmission Systems</text:p>
        </text:list-item>
        <text:list-item>
          <text:p>Religious Big Bang Universe, no big bang, no god who created it</text:p>
        </text:list-item>
        <text:list-item>
          <text:p>No “doppler effect” frequency shift with EM-waves; no <text:a xlink:type="simple" xlink:href="https://en.wikipedia.org/wiki/Redshift" text:style-name="Internet_20_link" text:visited-style-name="Visited_20_Internet_20_Link"><text:span text:style-name="Internet_20_link">red shift</text:span></text:a>, no expanding big bang universe; electromagnetic waves can and do <text:span text:style-name="Emphasis">interfere</text:span> with dust and matter and <text:span text:style-name="Emphasis">loose energy</text:span> due to that, either by specific wave-lengths being filtered, declining amplitude, or decreased frequency (<text:a xlink:type="simple" xlink:href="https://en.wikipedia.org/wiki/Norman_Foster_Ramsey_Jr." text:style-name="Internet_20_link" text:visited-style-name="Visited_20_Internet_20_Link"><text:span text:style-name="Internet_20_link">Norman Ramsey</text:span></text:a> contributor to atomic clock development, <text:a xlink:type="simple" xlink:href="https://en.wikipedia.org/wiki/Arthur_Compton" text:style-name="Internet_20_link" text:visited-style-name="Visited_20_Internet_20_Link"><text:span text:style-name="Internet_20_link">Arthur Compton</text:span></text:a> contributor to <text:a xlink:type="simple" xlink:href="https://en.wikipedia.org/wiki/Manhattan_Project" text:style-name="Internet_20_link" text:visited-style-name="Visited_20_Internet_20_Link"><text:span text:style-name="Internet_20_link">Manhattan Project</text:span></text:a>) which is proven with experiments and technical applications; this is why there is red-shift observed but not an assumed “doppler effect” which would apply to <text:a xlink:type="simple" xlink:href="https://en.wikipedia.org/wiki/Sound" text:style-name="Internet_20_link" text:visited-style-name="Visited_20_Internet_20_Link"><text:span text:style-name="Internet_20_link">sound waves</text:span></text:a> which contrary to <text:a xlink:type="simple" xlink:href="https://en.wikipedia.org/wiki/Electromagnetic_radiation" text:style-name="Internet_20_link" text:visited-style-name="Visited_20_Internet_20_Link"><text:span text:style-name="Internet_20_link">electromagnetic “radiation”</text:span></text:a> have a property of propagation speed; compare that with the sunset and light being shifted to red if distance of sunlight to percolate atmosphere increases due to angle of the sun relative to observer</text:p>
        </text:list-item>
        <text:list-item>
          <text:p>There is only one single fundamental physical force in universe, which is <text:a xlink:type="simple" xlink:href="https://en.wikipedia.org/wiki/Electromagnetism" text:style-name="Internet_20_link" text:visited-style-name="Visited_20_Internet_20_Link"><text:span text:style-name="Internet_20_link">electromagnetism</text:span></text:a>; gravitation is a specific form of electromagnetism; earth is a magnet, its rotation induces electromagnet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text:span text:style-name="Internet_20_link">Coulombs Law</text:span></text:a> with the equation to calculate <text:a xlink:type="simple" xlink:href="https://en.wikipedia.org/wiki/Gravity#Newton.27s_theory_of_gravitation" text:style-name="Internet_20_link" text:visited-style-name="Visited_20_Internet_20_Link"><text:span text:style-name="Internet_20_link">Gravitational Force</text:span></text:a></text:p>
        </text:list-item>
        <text:list-item>
          <text:p>Upside dow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meta:creation-date>
    <meta:initial-creator>aggi</meta:initial-creator>
    <dc:language>en-US</dc:language>
    <dc:creator>aggi </dc:creator>
    <dc:date>2017-02-03T11:57:53.812364046</dc:date>
    <meta:editing-cycles>107</meta:editing-cycles>
    <dc:title>Special Relativity and Speed of Light</dc:title>
    <meta:editing-duration>PT3H8M27S</meta:editing-duration>
    <meta:generator>LibreOffice/5.1.3.2$Linux_X86_64 LibreOffice_project/10m0$Build-2</meta:generator>
    <meta:document-statistic meta:table-count="0" meta:image-count="2" meta:object-count="0" meta:page-count="5" meta:paragraph-count="69" meta:word-count="1720" meta:character-count="10447" meta:non-whitespace-character-count="8816"/>
  </office:meta>
</office:document-meta>
</file>